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84b" officeooo:paragraph-rsid="0000884b"/>
    </style:style>
    <style:style style:name="P2" style:family="paragraph" style:parent-style-name="Standard">
      <style:text-properties officeooo:rsid="0001d221" officeooo:paragraph-rsid="0001d2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an Guardeño Herrero<text:tab/><text:tab/><text:tab/><text:tab/>-<text:tab/><text:tab/><text:tab/>Rodrigo Tarazón Buendía</text:p>
      <text:p text:style-name="P1"/>
      <text:p text:style-name="P1">Servidor de almacenamiento</text:p>
      <text:p text:style-name="P1">Placa base: B150M</text:p>
      <text:p text:style-name="P1"/>
      <text:p text:style-name="P1">Vamos a utilizar 3 discos duros para el servidor de Almacenamiento, nuestra placa base es la B150M. Y utilizaremos 2 modulos de RAM.</text:p>
      <text:p text:style-name="P1">Cogeremos un disco y lo formatearemos con Gparted</text:p>
      <text:p text:style-name="P1"/>
      <text:p text:style-name="P1">24/03/25</text:p>
      <text:p text:style-name="P1">Hemos quitado todos los componentes hardware y vueltos a poner para poder entrar en la bios y poder formatear el disco duro. Este esta formateado por gparted y le hemos cambiado la contraseña a la bios.</text:p>
      <text:p text:style-name="P1"/>
      <text:p text:style-name="P2">Enlace placa base segunda mano:</text:p>
      <text:p text:style-name="P2"><text:a xlink:type="simple" xlink:href="https://www.milanuncios.com/placas-base/placa-base-asus-b150m-a-m-2-1150-i3-6100-539819995.htm" text:style-name="Internet_20_link" text:visited-style-name="Visited_20_Internet_20_Link">https://www.milanuncios.com/placas-base/placa-base-asus-b150m-a-m-2-1150-i3-6100-539819995.htm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4:23:06.176720994</meta:creation-date>
    <dc:date>2025-03-27T15:13:48.294684379</dc:date>
    <meta:editing-duration>PT50M42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1" meta:paragraph-count="9" meta:word-count="87" meta:character-count="611" meta:non-whitespace-character-count="528"/>
  </office:meta>
</office:document-meta>
</file>